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">
      <style:paragraph-properties fo:break-before="page"/>
    </style:style>
    <style:style style:name="Sect1" style:family="section">
      <style:section-properties style:editable="false">
        <style:columns fo:column-count="0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Standard">Joe</text:p>
        <text:p text:style-name="Standard">Smith 56 </text:p>
        <text:p text:style-name="P1"/>
      </text:section>
      <text:section text:style-name="Sect1" text:name="Section1">
        <text:p text:style-name="Standard">Fred</text:p>
        <text:p text:style-name="Standard">Jones 78 </text:p>
        <text:p text:style-name="P1"/>
      </text:section>
      <text:section text:style-name="Sect1" text:name="Section1">
        <text:p text:style-name="Standard">Sue</text:p>
        <text:p text:style-name="Standard">Kendall 27 </text:p>
        <text:p text:style-name="P1"/>
      </text:section>
      <text:section text:style-name="Sect1" text:name="Section1">
        <text:p text:style-name="Standard">Helen</text:p>
        <text:p text:style-name="Standard">Nguyen 84 </text:p>
        <text:p text:style-name="P1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Olivier LOYNET</meta:initial-creator>
    <meta:creation-date>2005-12-28T20:33:36</meta:creation-date>
    <dc:creator>Olivier LOYNET</dc:creator>
    <dc:date>2005-12-28T20:42:26</dc:date>
    <dc:language>fr-FR</dc:language>
    <meta:editing-cycles>6</meta:editing-cycles>
    <meta:editing-duration>PT8M4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" meta:word-count="9" meta:character-count="50"/>
  </office:meta>
</office:document-meta>
</file>